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C0000007D2BBD5FE00D9C40D1.png" manifest:media-type="image/png"/>
  <manifest:file-entry manifest:full-path="Pictures/100000010000043F0000002A90A02C18DEBF3061.png" manifest:media-type="image/png"/>
  <manifest:file-entry manifest:full-path="Pictures/10000001000003620000008632F27764FA46A9FD.png" manifest:media-type="image/png"/>
  <manifest:file-entry manifest:full-path="Pictures/100000010000043E000001420E961028A43E99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378" officeooo:paragraph-rsid="00048378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S ACT 1</text:p>
      <text:p text:style-name="Standard"><draw:frame draw:style-name="fr3" draw:name="Imagen1" text:anchor-type="char" svg:x="0cm" svg:y="0.37cm" svg:width="17cm" svg:height="2.565cm" draw:z-index="0"><draw:image xlink:href="Pictures/100000010000033C0000007D2BBD5FE00D9C40D1.png" xlink:type="simple" xlink:show="embed" xlink:actuate="onLoad" draw:mime-type="image/png"/></draw:frame></text:p>
      <text:list text:style-name="L2">
        <text:list-item>
          <text:p text:style-name="P3"><draw:frame draw:style-name="fr3" draw:name="Imagen2" text:anchor-type="char" svg:x="0.106cm" svg:y="0.238cm" svg:width="17cm" svg:height="2.63cm" draw:z-index="1"><draw:image xlink:href="Pictures/10000001000003620000008632F27764FA46A9FD.png" xlink:type="simple" xlink:show="embed" xlink:actuate="onLoad" draw:mime-type="image/png"/></draw:frame></text:p>
        </text:list-item>
      </text:list>
      <text:p text:style-name="Standard"/>
      <text:p text:style-name="Standard"/>
      <text:p text:style-name="Standard"/>
      <text:p text:style-name="Standard"><draw:frame draw:style-name="fr2" draw:name="Imagen3" text:anchor-type="char" svg:width="17cm" svg:height="5.039cm" draw:z-index="2"><draw:image xlink:href="Pictures/100000010000043E000001420E961028A43E9982.png" xlink:type="simple" xlink:show="embed" xlink:actuate="onLoad" draw:mime-type="image/png"/></draw:frame><text:s text:c="3"/></text:p>
      <text:p text:style-name="Standard"/>
      <text:list text:style-name="L1">
        <text:list-item>
          <text:p text:style-name="P2"><draw:frame draw:style-name="fr1" draw:name="Imagen4" text:anchor-type="char" svg:width="17cm" svg:height="0.656cm" draw:z-index="3"><draw:image xlink:href="Pictures/100000010000043F0000002A90A02C18DEBF3061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18:43.448000000</meta:creation-date>
    <dc:date>2025-10-01T13:22:57.195000000</dc:date>
    <meta:editing-duration>PT4M14S</meta:editing-duration>
    <meta:editing-cycles>1</meta:editing-cycles>
    <meta:document-statistic meta:table-count="0" meta:image-count="4" meta:object-count="0" meta:page-count="1" meta:paragraph-count="4" meta:word-count="5" meta:character-count="21" meta:non-whitespace-character-count="16"/>
    <meta:generator>LibreOffice/7.6.0.3$Windows_X86_64 LibreOffice_project/69edd8b8ebc41d00b4de3915dc82f8f0fc3b6265</meta:generator>
  </office:meta>
</office:document-meta>
</file>